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 #inprogress<text:bookmark-end text:name="chapter-1"/></text:h>
      <text:h text:style-name="Heading_20_2" text:outline-level="2"><text:bookmark-start text:name="background-and-motivation-to-the-study"/>Background and Motivation to the Study<text:bookmark-end text:name="background-and-motivation-to-the-study"/></text:h>
      <text:p text:style-name="First_20_paragraph">In August 2015 the charity Kids Company made headline news for coming under investigation for financial mismanagement</text:p>
      <text:p text:style-name="Text_20_body">Kids Company was an incredibly weal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6:13:59Z</meta:creation-date>
    <dc:date>2020-11-09T16:13:5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